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225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GASTOS ADMINISTRATIVOS Y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Resumen de gastos administrativos y de venta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0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2" office:value-type="string" calcext:value-type="string" table:number-columns-spanned="2" table:number-rows-spanned="1">
            <text:p>Ajustes y/o re-clasificaciones</text:p>
          </table:table-cell>
          <table:covered-table-cell table:style-name="ce202"/>
          <table:table-cell table:style-name="ce202" office:value-type="string" calcext:value-type="string">
            <text:p>Saldos auditados al</text:p>
          </table:table-cell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0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8" office:value-type="string" office:string-value="Ref. PT" calcext:value-type="string" table:number-columns-spanned="1" table:number-rows-spanned="2">
            <text:p><text:s/>Ref. PT </text:p>
          </table:table-cell>
          <table:table-cell table:style-name="ce246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8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97"/>
          <table:covered-table-cell table:style-name="ce160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7"/>
          <table:covered-table-cell table:style-name="ce160"/>
          <table:table-cell table:style-name="ce48" office:value-type="date" office:date-value="2019-12-31" calcext:value-type="date">
            <text:p>31-dic-19</text:p>
          </table:table-cell>
          <table:covered-table-cell table:style-name="ce238"/>
          <table:covered-table-cell table:style-name="ce246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8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63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1-01-001</text:p>
          </table:table-cell>
          <table:table-cell table:style-name="ce50" office:value-type="string" office:string-value="Sueldos" calcext:value-type="string">
            <text:p><text:s/>Sueldos </text:p>
          </table:table-cell>
          <table:table-cell table:style-name="ce231" office:value-type="float" office:value="109486" calcext:value-type="float">
            <text:p><text:s/>109,486 </text:p>
          </table:table-cell>
          <table:table-cell table:style-name="ce99"/>
          <table:table-cell table:style-name="ce107"/>
          <table:table-cell table:style-name="ce49" table:formula="of:=[.F16]-[.I16]" office:value-type="float" office:value="-109486" calcext:value-type="float">
            <text:p><text:s/>(109,486)</text:p>
          </table:table-cell>
          <table:table-cell table:style-name="ce124" table:formula="of:=[.L16]/[.$L$63]" office:value-type="percentage" office:value="0.248792802946811" calcext:value-type="percentage">
            <text:p>24.8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1-002</text:p>
          </table:table-cell>
          <table:table-cell table:style-name="ce50" office:value-type="string" office:string-value="Horas Extras" calcext:value-type="string">
            <text:p><text:s/>Horas Extras </text:p>
          </table:table-cell>
          <table:table-cell table:style-name="ce231" office:value-type="float" office:value="19341" calcext:value-type="float">
            <text:p><text:s/>19,341 </text:p>
          </table:table-cell>
          <table:table-cell table:style-name="ce99"/>
          <table:table-cell table:style-name="ce107"/>
          <table:table-cell table:style-name="ce49" table:formula="of:=[.F17]-[.I17]" office:value-type="float" office:value="-19341" calcext:value-type="float">
            <text:p><text:s/>(19,341)</text:p>
          </table:table-cell>
          <table:table-cell table:style-name="ce124" table:formula="of:=[.L17]/[.$L$63]" office:value-type="percentage" office:value="0.0439499260343264" calcext:value-type="percentage">
            <text:p>4.3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1-005</text:p>
          </table:table-cell>
          <table:table-cell table:style-name="ce50" office:value-type="string" office:string-value="Bono Adicionales" calcext:value-type="string">
            <text:p><text:s/>Bono Adicionales </text:p>
          </table:table-cell>
          <table:table-cell table:style-name="ce231" office:value-type="float" office:value="13329" calcext:value-type="float">
            <text:p><text:s/>13,329 </text:p>
          </table:table-cell>
          <table:table-cell table:style-name="ce99"/>
          <table:table-cell table:style-name="ce107"/>
          <table:table-cell table:style-name="ce49" table:formula="of:=[.F18]-[.I18]" office:value-type="float" office:value="-13329" calcext:value-type="float">
            <text:p><text:s/>(13,329)</text:p>
          </table:table-cell>
          <table:table-cell table:style-name="ce124" table:formula="of:=[.L18]/[.$L$63]" office:value-type="percentage" office:value="0.030288432041339" calcext:value-type="percentage">
            <text:p>3.0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9]-[.D19]+[.E19]" office:value-type="float" office:value="0" calcext:value-type="float">
            <text:p><text:s/>- </text:p>
          </table:table-cell>
          <table:table-cell table:style-name="ce224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0]-[.D20]+[.E20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2-001</text:p>
          </table:table-cell>
          <table:table-cell table:style-name="ce50" office:value-type="string" office:string-value="Decimo tercer Sueldo" calcext:value-type="string">
            <text:p><text:s/>Decimo tercer Sueldo </text:p>
          </table:table-cell>
          <table:table-cell table:style-name="ce231" office:value-type="float" office:value="12898" calcext:value-type="float">
            <text:p><text:s/>12,898 </text:p>
          </table:table-cell>
          <table:table-cell table:style-name="ce99"/>
          <table:table-cell table:style-name="ce107"/>
          <table:table-cell table:style-name="ce49" table:formula="of:=[.F20]-[.I20]" office:value-type="float" office:value="-12898" calcext:value-type="float">
            <text:p><text:s/>(12,898)</text:p>
          </table:table-cell>
          <table:table-cell table:style-name="ce124" table:formula="of:=[.L20]/[.$L$63]" office:value-type="percentage" office:value="0.0293090401732456" calcext:value-type="percentage">
            <text:p>2.9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1]-[.D21]+[.E21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1-02-002</text:p>
          </table:table-cell>
          <table:table-cell table:style-name="ce50" office:value-type="string" office:string-value="Decimo cuarto Sueldo" calcext:value-type="string">
            <text:p><text:s/>Decimo cuarto Sueldo </text:p>
          </table:table-cell>
          <table:table-cell table:style-name="ce231" office:value-type="float" office:value="8147" calcext:value-type="float">
            <text:p><text:s/>8,147 </text:p>
          </table:table-cell>
          <table:table-cell table:style-name="ce99"/>
          <table:table-cell table:style-name="ce107"/>
          <table:table-cell table:style-name="ce49" table:formula="of:=[.F21]-[.I21]" office:value-type="float" office:value="-8147" calcext:value-type="float">
            <text:p><text:s/>(8,147)</text:p>
          </table:table-cell>
          <table:table-cell table:style-name="ce124" table:formula="of:=[.L21]/[.$L$63]" office:value-type="percentage" office:value="0.0185130059149815" calcext:value-type="percentage">
            <text:p>1.8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2]-[.D22]+[.E22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2-003</text:p>
          </table:table-cell>
          <table:table-cell table:style-name="ce50" office:value-type="string" office:string-value="Aporte al IESS" calcext:value-type="string">
            <text:p><text:s/>Aporte al IESS </text:p>
          </table:table-cell>
          <table:table-cell table:style-name="ce231" office:value-type="float" office:value="16018" calcext:value-type="float">
            <text:p><text:s/>16,018 </text:p>
          </table:table-cell>
          <table:table-cell table:style-name="ce99"/>
          <table:table-cell table:style-name="ce107"/>
          <table:table-cell table:style-name="ce49" table:formula="of:=[.F22]-[.I22]" office:value-type="float" office:value="-16018" calcext:value-type="float">
            <text:p><text:s/>(16,018)</text:p>
          </table:table-cell>
          <table:table-cell table:style-name="ce124" table:formula="of:=[.L22]/[.$L$63]" office:value-type="percentage" office:value="0.0363988374550355" calcext:value-type="percentage">
            <text:p>3.6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3]-[.D23]+[.E2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1-02-004</text:p>
          </table:table-cell>
          <table:table-cell table:style-name="ce50" office:value-type="string" office:string-value="IECE – SECAP" calcext:value-type="string">
            <text:p><text:s/>IECE – SECAP </text:p>
          </table:table-cell>
          <table:table-cell table:style-name="ce231" office:value-type="float" office:value="1424" calcext:value-type="float">
            <text:p><text:s/>1,424 </text:p>
          </table:table-cell>
          <table:table-cell table:style-name="ce99"/>
          <table:table-cell table:style-name="ce107"/>
          <table:table-cell table:style-name="ce49" table:formula="of:=[.F23]-[.I23]" office:value-type="float" office:value="-1424" calcext:value-type="float">
            <text:p><text:s/>(1,424)</text:p>
          </table:table-cell>
          <table:table-cell table:style-name="ce124" table:formula="of:=[.L23]/[.$L$63]" office:value-type="percentage" office:value="0.00323585619527847" calcext:value-type="percentage">
            <text:p>0.3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4]-[.D24]+[.E24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2-005</text:p>
          </table:table-cell>
          <table:table-cell table:style-name="ce50" office:value-type="string" office:string-value="Vacaciones del personal" calcext:value-type="string">
            <text:p><text:s/>Vacaciones del personal </text:p>
          </table:table-cell>
          <table:table-cell table:style-name="ce231" office:value-type="float" office:value="8582" calcext:value-type="float">
            <text:p><text:s/>8,582 </text:p>
          </table:table-cell>
          <table:table-cell table:style-name="ce99"/>
          <table:table-cell table:style-name="ce107"/>
          <table:table-cell table:style-name="ce49" table:formula="of:=[.F24]-[.I24]" office:value-type="float" office:value="-8582" calcext:value-type="float">
            <text:p><text:s/>(8,582)</text:p>
          </table:table-cell>
          <table:table-cell table:style-name="ce124" table:formula="of:=[.L24]/[.$L$63]" office:value-type="percentage" office:value="0.0195014872667695" calcext:value-type="percentage">
            <text:p>1.9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5]-[.D25]+[.E25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1-02-006</text:p>
          </table:table-cell>
          <table:table-cell table:style-name="ce50" office:value-type="string" office:string-value="Fono de Reserva" calcext:value-type="string">
            <text:p><text:s/>Fono de Reserva </text:p>
          </table:table-cell>
          <table:table-cell table:style-name="ce231" office:value-type="float" office:value="7329" calcext:value-type="float">
            <text:p><text:s/>7,329 </text:p>
          </table:table-cell>
          <table:table-cell table:style-name="ce99"/>
          <table:table-cell table:style-name="ce107"/>
          <table:table-cell table:style-name="ce49" table:formula="of:=[.F25]-[.I25]" office:value-type="float" office:value="-7329" calcext:value-type="float">
            <text:p><text:s/>(7,329)</text:p>
          </table:table-cell>
          <table:table-cell table:style-name="ce124" table:formula="of:=[.L25]/[.$L$63]" office:value-type="percentage" office:value="0.0166542064994353" calcext:value-type="percentage">
            <text:p>1.6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6]-[.D26]+[.E26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2-007</text:p>
          </table:table-cell>
          <table:table-cell table:style-name="ce50" office:value-type="string" office:string-value="Indemnizacion, Deshaucio y Jubilicion" calcext:value-type="string">
            <text:p><text:s/>Indemnizacion, Deshaucio y Jubilicion </text:p>
          </table:table-cell>
          <table:table-cell table:style-name="ce231" office:value-type="float" office:value="103" calcext:value-type="float">
            <text:p><text:s/>103 </text:p>
          </table:table-cell>
          <table:table-cell table:style-name="ce99"/>
          <table:table-cell table:style-name="ce107"/>
          <table:table-cell table:style-name="ce49" table:formula="of:=[.F26]-[.I26]" office:value-type="float" office:value="-103" calcext:value-type="float">
            <text:p><text:s/>(103)</text:p>
          </table:table-cell>
          <table:table-cell table:style-name="ce124" table:formula="of:=[.L26]/[.$L$63]" office:value-type="percentage" office:value="0.000234054205136013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7]-[.D27]+[.E27]" office:value-type="float" office:value="0" calcext:value-type="float">
            <text:p><text:s/>- </text:p>
          </table:table-cell>
          <table:table-cell table:style-name="ce224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8]-[.D28]+[.E28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3-001</text:p>
          </table:table-cell>
          <table:table-cell table:style-name="ce50" office:value-type="string" office:string-value="Gastos medicos empleados" calcext:value-type="string">
            <text:p><text:s/>Gastos medicos empleados </text:p>
          </table:table-cell>
          <table:table-cell table:style-name="ce231" office:value-type="float" office:value="755" calcext:value-type="float">
            <text:p><text:s/>755 </text:p>
          </table:table-cell>
          <table:table-cell table:style-name="ce99"/>
          <table:table-cell table:style-name="ce107"/>
          <table:table-cell table:style-name="ce49" table:formula="of:=[.F28]-[.I28]" office:value-type="float" office:value="-755" calcext:value-type="float">
            <text:p><text:s/>(755)</text:p>
          </table:table-cell>
          <table:table-cell table:style-name="ce124" table:formula="of:=[.L28]/[.$L$63]" office:value-type="percentage" office:value="0.00171564004735621" calcext:value-type="percentage">
            <text:p>0.1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29]-[.D29]+[.E29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1-03-002</text:p>
          </table:table-cell>
          <table:table-cell table:style-name="ce50" office:value-type="string" office:string-value="Alimentacion – Refrigerios" calcext:value-type="string">
            <text:p><text:s/>Alimentacion – Refrigerios </text:p>
          </table:table-cell>
          <table:table-cell table:style-name="ce231" office:value-type="float" office:value="15580" calcext:value-type="float">
            <text:p><text:s/>15,580 </text:p>
          </table:table-cell>
          <table:table-cell table:style-name="ce99"/>
          <table:table-cell table:style-name="ce107"/>
          <table:table-cell table:style-name="ce49" table:formula="of:=[.F29]-[.I29]" office:value-type="float" office:value="-15580" calcext:value-type="float">
            <text:p><text:s/>(15,580)</text:p>
          </table:table-cell>
          <table:table-cell table:style-name="ce124" table:formula="of:=[.L29]/[.$L$63]" office:value-type="percentage" office:value="0.0354035389904765" calcext:value-type="percentage">
            <text:p>3.5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0]-[.D30]+[.E30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30]-[.I30]" office:value-type="float" office:value="0" calcext:value-type="float">
            <text:p><text:s/>- </text:p>
          </table:table-cell>
          <table:table-cell table:style-name="ce124" table:formula="of:=[.L30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1]-[.D31]+[.E31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01</text:p>
          </table:table-cell>
          <table:table-cell table:style-name="ce50" office:value-type="string" office:string-value="Agua Potable" calcext:value-type="string">
            <text:p><text:s/>Agua Potable </text:p>
          </table:table-cell>
          <table:table-cell table:style-name="ce231" office:value-type="float" office:value="1342" calcext:value-type="float">
            <text:p><text:s/>1,342 </text:p>
          </table:table-cell>
          <table:table-cell table:style-name="ce99"/>
          <table:table-cell table:style-name="ce107"/>
          <table:table-cell table:style-name="ce49" table:formula="of:=[.F31]-[.I31]" office:value-type="float" office:value="-1342" calcext:value-type="float">
            <text:p><text:s/>(1,342)</text:p>
          </table:table-cell>
          <table:table-cell table:style-name="ce124" table:formula="of:=[.L31]/[.$L$63]" office:value-type="percentage" office:value="0.00304952177953912" calcext:value-type="percentage">
            <text:p>0.3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2]-[.D32]+[.E32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02</text:p>
          </table:table-cell>
          <table:table-cell table:style-name="ce50" office:value-type="string" office:string-value="Alquiler de Vehiculo" calcext:value-type="string">
            <text:p><text:s/>Alquiler de Vehiculo </text:p>
          </table:table-cell>
          <table:table-cell table:style-name="ce231" office:value-type="float" office:value="25969" calcext:value-type="float">
            <text:p><text:s/>25,969 </text:p>
          </table:table-cell>
          <table:table-cell table:style-name="ce99"/>
          <table:table-cell table:style-name="ce107"/>
          <table:table-cell table:style-name="ce49" table:formula="of:=[.F32]-[.I32]" office:value-type="float" office:value="-25969" calcext:value-type="float">
            <text:p><text:s/>(25,969)</text:p>
          </table:table-cell>
          <table:table-cell table:style-name="ce124" table:formula="of:=[.L32]/[.$L$63]" office:value-type="percentage" office:value="0.0590112005162827" calcext:value-type="percentage">
            <text:p>5.9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3]-[.D33]+[.E3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04</text:p>
          </table:table-cell>
          <table:table-cell table:style-name="ce50" office:value-type="string" office:string-value="Arriendo Personas Naturales" calcext:value-type="string">
            <text:p><text:s/>Arriendo Personas Naturales 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33]-[.I33]" office:value-type="float" office:value="0" calcext:value-type="float">
            <text:p><text:s/>- </text:p>
          </table:table-cell>
          <table:table-cell table:style-name="ce124" table:formula="of:=[.L33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4]-[.D34]+[.E34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05</text:p>
          </table:table-cell>
          <table:table-cell table:style-name="ce50" office:value-type="string" office:string-value="Arriendo Sociedades" calcext:value-type="string">
            <text:p><text:s/>Arriendo Sociedades </text:p>
          </table:table-cell>
          <table:table-cell table:style-name="ce231" office:value-type="float" office:value="1931" calcext:value-type="float">
            <text:p><text:s/>1,931 </text:p>
          </table:table-cell>
          <table:table-cell table:style-name="ce99"/>
          <table:table-cell table:style-name="ce107"/>
          <table:table-cell table:style-name="ce49" table:formula="of:=[.F34]-[.I34]" office:value-type="float" office:value="-1931" calcext:value-type="float">
            <text:p><text:s/>(1,931)</text:p>
          </table:table-cell>
          <table:table-cell table:style-name="ce124" table:formula="of:=[.L34]/[.$L$63]" office:value-type="percentage" office:value="0.00438794825356933" calcext:value-type="percentage">
            <text:p>0.4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5]-[.D35]+[.E35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08</text:p>
          </table:table-cell>
          <table:table-cell table:style-name="ce50" office:value-type="string" office:string-value="Mantenimiento de Vehiculos" calcext:value-type="string">
            <text:p><text:s/>Mantenimiento de Vehiculos </text:p>
          </table:table-cell>
          <table:table-cell table:style-name="ce231" office:value-type="float" office:value="3" calcext:value-type="float">
            <text:p><text:s/>3 </text:p>
          </table:table-cell>
          <table:table-cell table:style-name="ce99"/>
          <table:table-cell table:style-name="ce107"/>
          <table:table-cell table:style-name="ce49" table:formula="of:=[.F35]-[.I35]" office:value-type="float" office:value="-3" calcext:value-type="float">
            <text:p><text:s/>(3)</text:p>
          </table:table-cell>
          <table:table-cell table:style-name="ce124" table:formula="of:=[.L35]/[.$L$63]" office:value-type="percentage" office:value="0.00000681711277095183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6]-[.D36]+[.E36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09</text:p>
          </table:table-cell>
          <table:table-cell table:style-name="ce50" office:value-type="string" office:string-value="Celular y Otros" calcext:value-type="string">
            <text:p><text:s/>Celular y Otros </text:p>
          </table:table-cell>
          <table:table-cell table:style-name="ce231" office:value-type="float" office:value="1513" calcext:value-type="float">
            <text:p><text:s/>1,513 </text:p>
          </table:table-cell>
          <table:table-cell table:style-name="ce99"/>
          <table:table-cell table:style-name="ce107"/>
          <table:table-cell table:style-name="ce49" table:formula="of:=[.F36]-[.I36]" office:value-type="float" office:value="-1513" calcext:value-type="float">
            <text:p><text:s/>(1,513)</text:p>
          </table:table-cell>
          <table:table-cell table:style-name="ce124" table:formula="of:=[.L36]/[.$L$63]" office:value-type="percentage" office:value="0.00343809720748337" calcext:value-type="percentage">
            <text:p>0.3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7]-[.D37]+[.E37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10</text:p>
          </table:table-cell>
          <table:table-cell table:style-name="ce50" office:value-type="string" office:string-value="Combustible" calcext:value-type="string">
            <text:p><text:s/>Combustible </text:p>
          </table:table-cell>
          <table:table-cell table:style-name="ce231" office:value-type="float" office:value="4147" calcext:value-type="float">
            <text:p><text:s/>4,147 </text:p>
          </table:table-cell>
          <table:table-cell table:style-name="ce99"/>
          <table:table-cell table:style-name="ce107"/>
          <table:table-cell table:style-name="ce49" table:formula="of:=[.F37]-[.I37]" office:value-type="float" office:value="-4147" calcext:value-type="float">
            <text:p><text:s/>(4,147)</text:p>
          </table:table-cell>
          <table:table-cell table:style-name="ce124" table:formula="of:=[.L37]/[.$L$63]" office:value-type="percentage" office:value="0.00942352222037908" calcext:value-type="percentage">
            <text:p>0.9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8]-[.D38]+[.E38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11</text:p>
          </table:table-cell>
          <table:table-cell table:style-name="ce50" office:value-type="string" office:string-value="Publicidad y Marketing" calcext:value-type="string">
            <text:p><text:s/>Publicidad y Marketing </text:p>
          </table:table-cell>
          <table:table-cell table:style-name="ce231" office:value-type="float" office:value="49" calcext:value-type="float">
            <text:p><text:s/>49 </text:p>
          </table:table-cell>
          <table:table-cell table:style-name="ce99"/>
          <table:table-cell table:style-name="ce107"/>
          <table:table-cell table:style-name="ce49" table:formula="of:=[.F38]-[.I38]" office:value-type="float" office:value="-49" calcext:value-type="float">
            <text:p><text:s/>(49)</text:p>
          </table:table-cell>
          <table:table-cell table:style-name="ce124" table:formula="of:=[.L38]/[.$L$63]" office:value-type="percentage" office:value="0.00011134617525888" calcext:value-type="percentage">
            <text:p>0.0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39]-[.D39]+[.E39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12</text:p>
          </table:table-cell>
          <table:table-cell table:style-name="ce50" office:value-type="string" office:string-value="Comisiones y servicios bancarios" calcext:value-type="string">
            <text:p><text:s/>Comisiones y servicios bancarios </text:p>
          </table:table-cell>
          <table:table-cell table:style-name="ce231" office:value-type="float" office:value="890" calcext:value-type="float">
            <text:p><text:s/>890 </text:p>
          </table:table-cell>
          <table:table-cell table:style-name="ce99"/>
          <table:table-cell table:style-name="ce107"/>
          <table:table-cell table:style-name="ce49" table:formula="of:=[.F39]-[.I39]" office:value-type="float" office:value="-890" calcext:value-type="float">
            <text:p><text:s/>(890)</text:p>
          </table:table-cell>
          <table:table-cell table:style-name="ce124" table:formula="of:=[.L39]/[.$L$63]" office:value-type="percentage" office:value="0.00202241012204904" calcext:value-type="percentage">
            <text:p>0.2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0]-[.D40]+[.E40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13</text:p>
          </table:table-cell>
          <table:table-cell table:style-name="ce50" office:value-type="string" office:string-value="Impuesto Salida de Divisas" calcext:value-type="string">
            <text:p><text:s/>Impuesto Salida de Divisas </text:p>
          </table:table-cell>
          <table:table-cell table:style-name="ce231" office:value-type="float" office:value="848" calcext:value-type="float">
            <text:p><text:s/>848 </text:p>
          </table:table-cell>
          <table:table-cell table:style-name="ce99"/>
          <table:table-cell table:style-name="ce107"/>
          <table:table-cell table:style-name="ce49" table:formula="of:=[.F40]-[.I40]" office:value-type="float" office:value="-848" calcext:value-type="float">
            <text:p><text:s/>(848)</text:p>
          </table:table-cell>
          <table:table-cell table:style-name="ce124" table:formula="of:=[.L40]/[.$L$63]" office:value-type="percentage" office:value="0.00192697054325572" calcext:value-type="percentage">
            <text:p>0.1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1]-[.D41]+[.E41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16</text:p>
          </table:table-cell>
          <table:table-cell table:style-name="ce50" office:value-type="string" office:string-value="Fletes y Acarreos" calcext:value-type="string">
            <text:p><text:s/>Fletes y Acarreos </text:p>
          </table:table-cell>
          <table:table-cell table:style-name="ce231" office:value-type="float" office:value="62400" calcext:value-type="float">
            <text:p><text:s/>62,400 </text:p>
          </table:table-cell>
          <table:table-cell table:style-name="ce99"/>
          <table:table-cell table:style-name="ce107"/>
          <table:table-cell table:style-name="ce49" table:formula="of:=[.F41]-[.I41]" office:value-type="float" office:value="-62400" calcext:value-type="float">
            <text:p><text:s/>(62,400)</text:p>
          </table:table-cell>
          <table:table-cell table:style-name="ce124" table:formula="of:=[.L41]/[.$L$63]" office:value-type="percentage" office:value="0.141795945635798" calcext:value-type="percentage">
            <text:p>14.1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2]-[.D42]+[.E42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18</text:p>
          </table:table-cell>
          <table:table-cell table:style-name="ce50" office:value-type="string" office:string-value="Gastos de Viaje" calcext:value-type="string">
            <text:p><text:s/>Gastos de Viaje </text:p>
          </table:table-cell>
          <table:table-cell table:style-name="ce231" office:value-type="float" office:value="34797" calcext:value-type="float">
            <text:p><text:s/>34,797 </text:p>
          </table:table-cell>
          <table:table-cell table:style-name="ce99"/>
          <table:table-cell table:style-name="ce107"/>
          <table:table-cell table:style-name="ce49" table:formula="of:=[.F42]-[.I42]" office:value-type="float" office:value="-34797" calcext:value-type="float">
            <text:p><text:s/>(34,797)</text:p>
          </table:table-cell>
          <table:table-cell table:style-name="ce124" table:formula="of:=[.L42]/[.$L$63]" office:value-type="percentage" office:value="0.0790716910302703" calcext:value-type="percentage">
            <text:p>7.9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3]-[.D43]+[.E4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19</text:p>
          </table:table-cell>
          <table:table-cell table:style-name="ce50" office:value-type="string" office:string-value="Gastos Legales" calcext:value-type="string">
            <text:p><text:s/>Gastos Legales </text:p>
          </table:table-cell>
          <table:table-cell table:style-name="ce231" office:value-type="float" office:value="33000" calcext:value-type="float">
            <text:p><text:s/>33,000 </text:p>
          </table:table-cell>
          <table:table-cell table:style-name="ce99"/>
          <table:table-cell table:style-name="ce107"/>
          <table:table-cell table:style-name="ce49" table:formula="of:=[.F43]-[.I43]" office:value-type="float" office:value="-33000" calcext:value-type="float">
            <text:p><text:s/>(33,000)</text:p>
          </table:table-cell>
          <table:table-cell table:style-name="ce124" table:formula="of:=[.L43]/[.$L$63]" office:value-type="percentage" office:value="0.0749882404804701" calcext:value-type="percentage">
            <text:p>7.5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4]-[.D44]+[.E44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20</text:p>
          </table:table-cell>
          <table:table-cell table:style-name="ce50" office:value-type="string" office:string-value="Servicios de seguridad – vigilancia" calcext:value-type="string">
            <text:p><text:s/>Servicios de seguridad – vigilancia </text:p>
          </table:table-cell>
          <table:table-cell table:style-name="ce231" office:value-type="float" office:value="15016" calcext:value-type="float">
            <text:p><text:s/>15,016 </text:p>
          </table:table-cell>
          <table:table-cell table:style-name="ce99"/>
          <table:table-cell table:style-name="ce107"/>
          <table:table-cell table:style-name="ce49" table:formula="of:=[.F44]-[.I44]" office:value-type="float" office:value="-15016" calcext:value-type="float">
            <text:p><text:s/>(15,016)</text:p>
          </table:table-cell>
          <table:table-cell table:style-name="ce124" table:formula="of:=[.L44]/[.$L$63]" office:value-type="percentage" office:value="0.0341219217895375" calcext:value-type="percentage">
            <text:p>3.4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5]-[.D45]+[.E45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21</text:p>
          </table:table-cell>
          <table:table-cell table:style-name="ce50" office:value-type="string" office:string-value="Sericios profesionales sociedades" calcext:value-type="string">
            <text:p><text:s/>Sericios profesionales sociedades </text:p>
          </table:table-cell>
          <table:table-cell table:style-name="ce231" office:value-type="float" office:value="949" calcext:value-type="float">
            <text:p><text:s/>949 </text:p>
          </table:table-cell>
          <table:table-cell table:style-name="ce99"/>
          <table:table-cell table:style-name="ce107"/>
          <table:table-cell table:style-name="ce49" table:formula="of:=[.F45]-[.I45]" office:value-type="float" office:value="-949" calcext:value-type="float">
            <text:p><text:s/>(949)</text:p>
          </table:table-cell>
          <table:table-cell table:style-name="ce124" table:formula="of:=[.L45]/[.$L$63]" office:value-type="percentage" office:value="0.00215648000654443" calcext:value-type="percentage">
            <text:p>0.2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6]-[.D46]+[.E46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28</text:p>
          </table:table-cell>
          <table:table-cell table:style-name="ce50" office:value-type="string" office:string-value="Materiales y Repuestos" calcext:value-type="string">
            <text:p><text:s/>Materiales y Repuestos </text:p>
          </table:table-cell>
          <table:table-cell table:style-name="ce231" office:value-type="float" office:value="4512" calcext:value-type="float">
            <text:p><text:s/>4,512 </text:p>
          </table:table-cell>
          <table:table-cell table:style-name="ce99"/>
          <table:table-cell table:style-name="ce107"/>
          <table:table-cell table:style-name="ce49" table:formula="of:=[.F46]-[.I46]" office:value-type="float" office:value="-4512" calcext:value-type="float">
            <text:p><text:s/>(4,512)</text:p>
          </table:table-cell>
          <table:table-cell table:style-name="ce124" table:formula="of:=[.L46]/[.$L$63]" office:value-type="percentage" office:value="0.0102529376075116" calcext:value-type="percentage">
            <text:p>1.0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7]-[.D47]+[.E47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29</text:p>
          </table:table-cell>
          <table:table-cell table:style-name="ce50" office:value-type="string" office:string-value="Miscelaneos" calcext:value-type="string">
            <text:p><text:s/>Miscelaneos </text:p>
          </table:table-cell>
          <table:table-cell table:style-name="ce231" office:value-type="float" office:value="279" calcext:value-type="float">
            <text:p><text:s/>279 </text:p>
          </table:table-cell>
          <table:table-cell table:style-name="ce99"/>
          <table:table-cell table:style-name="ce107"/>
          <table:table-cell table:style-name="ce49" table:formula="of:=[.F47]-[.I47]" office:value-type="float" office:value="-279" calcext:value-type="float">
            <text:p><text:s/>(279)</text:p>
          </table:table-cell>
          <table:table-cell table:style-name="ce124" table:formula="of:=[.L47]/[.$L$63]" office:value-type="percentage" office:value="0.00063399148769852" calcext:value-type="percentage">
            <text:p>0.0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48]-[.D48]+[.E48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30</text:p>
          </table:table-cell>
          <table:table-cell table:style-name="ce50" office:value-type="string" office:string-value="Movilizacion del personal" calcext:value-type="string">
            <text:p><text:s/>Movilizacion del personal </text:p>
          </table:table-cell>
          <table:table-cell table:style-name="ce231" office:value-type="float" office:value="3956" calcext:value-type="float">
            <text:p><text:s/>3,956 </text:p>
          </table:table-cell>
          <table:table-cell table:style-name="ce99"/>
          <table:table-cell table:style-name="ce107"/>
          <table:table-cell table:style-name="ce49" table:formula="of:=[.F48]-[.I48]" office:value-type="float" office:value="-3956" calcext:value-type="float">
            <text:p><text:s/>(3,956)</text:p>
          </table:table-cell>
          <table:table-cell table:style-name="ce124" table:formula="of:=[.L48]/[.$L$63]" office:value-type="percentage" office:value="0.00898949937396181" calcext:value-type="percentage">
            <text:p>0.9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49]-[.D49]+[.E49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31</text:p>
          </table:table-cell>
          <table:table-cell table:style-name="ce50" office:value-type="string" office:string-value="Multas e Intereses SRI" calcext:value-type="string">
            <text:p><text:s/>Multas e Intereses SRI 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49]-[.I49]" office:value-type="float" office:value="0" calcext:value-type="float">
            <text:p><text:s/>- </text:p>
          </table:table-cell>
          <table:table-cell table:style-name="ce124" table:formula="of:=[.L49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50]-[.D50]+[.E50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36</text:p>
          </table:table-cell>
          <table:table-cell table:style-name="ce50" office:value-type="string" office:string-value="Seguros contratados" calcext:value-type="string">
            <text:p><text:s/>Seguros contratados </text:p>
          </table:table-cell>
          <table:table-cell table:style-name="ce231" office:value-type="float" office:value="105" calcext:value-type="float">
            <text:p><text:s/>105 </text:p>
          </table:table-cell>
          <table:table-cell table:style-name="ce99"/>
          <table:table-cell table:style-name="ce107"/>
          <table:table-cell table:style-name="ce49" table:formula="of:=[.F50]-[.I50]" office:value-type="float" office:value="-105" calcext:value-type="float">
            <text:p><text:s/>(105)</text:p>
          </table:table-cell>
          <table:table-cell table:style-name="ce124" table:formula="of:=[.L50]/[.$L$63]" office:value-type="percentage" office:value="0.000238598946983314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51]-[.D51]+[.E51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37</text:p>
          </table:table-cell>
          <table:table-cell table:style-name="ce50" office:value-type="string" office:string-value="Servicios. Profesionales Persona Nat." calcext:value-type="string">
            <text:p><text:s/>Servicios. Profesionales Persona Nat. </text:p>
          </table:table-cell>
          <table:table-cell table:style-name="ce231" office:value-type="float" office:value="21096" calcext:value-type="float">
            <text:p><text:s/>21,096 </text:p>
          </table:table-cell>
          <table:table-cell table:style-name="ce99"/>
          <table:table-cell table:style-name="ce107"/>
          <table:table-cell table:style-name="ce49" table:formula="of:=[.F51]-[.I51]" office:value-type="float" office:value="-21096" calcext:value-type="float">
            <text:p><text:s/>(21,096)</text:p>
          </table:table-cell>
          <table:table-cell table:style-name="ce124" table:formula="of:=[.L51]/[.$L$63]" office:value-type="percentage" office:value="0.0479379370053333" calcext:value-type="percentage">
            <text:p>4.79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52]-[.D52]+[.E52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38</text:p>
          </table:table-cell>
          <table:table-cell table:style-name="ce50" office:value-type="string" office:string-value="Suministros y servicios de limpieza" calcext:value-type="string">
            <text:p><text:s/>Suministros y servicios de limpieza </text:p>
          </table:table-cell>
          <table:table-cell table:style-name="ce231" office:value-type="float" office:value="905" calcext:value-type="float">
            <text:p><text:s/>905 </text:p>
          </table:table-cell>
          <table:table-cell table:style-name="ce99"/>
          <table:table-cell table:style-name="ce107"/>
          <table:table-cell table:style-name="ce49" table:formula="of:=[.F52]-[.I52]" office:value-type="float" office:value="-905" calcext:value-type="float">
            <text:p><text:s/>(905)</text:p>
          </table:table-cell>
          <table:table-cell table:style-name="ce124" table:formula="of:=[.L52]/[.$L$63]" office:value-type="percentage" office:value="0.0020564956859038" calcext:value-type="percentage">
            <text:p>0.2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53]-[.D53]+[.E5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39</text:p>
          </table:table-cell>
          <table:table-cell table:style-name="ce88" office:value-type="string" office:string-value="Suministros de oficinas" calcext:value-type="string">
            <text:p><text:s/>Suministros de oficinas </text:p>
          </table:table-cell>
          <table:table-cell table:style-name="ce231" office:value-type="float" office:value="216" calcext:value-type="float">
            <text:p><text:s/>216 </text:p>
          </table:table-cell>
          <table:table-cell table:style-name="ce99"/>
          <table:table-cell table:style-name="ce107"/>
          <table:table-cell table:style-name="ce49" table:formula="of:=[.F53]-[.I53]" office:value-type="float" office:value="-216" calcext:value-type="float">
            <text:p><text:s/>(216)</text:p>
          </table:table-cell>
          <table:table-cell table:style-name="ce124" table:formula="of:=[.L53]/[.$L$63]" office:value-type="percentage" office:value="0.000490832119508532" calcext:value-type="percentage">
            <text:p>0.0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54]-[.D54]+[.E54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42</text:p>
          </table:table-cell>
          <table:table-cell table:style-name="ce91" office:value-type="string" calcext:value-type="string">
            <text:p>Tasa y Contribucion organismos de control</text:p>
          </table:table-cell>
          <table:table-cell table:style-name="ce53" office:value-type="float" office:value="11644" calcext:value-type="float">
            <text:p>11,644</text:p>
          </table:table-cell>
          <table:table-cell table:style-name="ce99"/>
          <table:table-cell table:style-name="ce107"/>
          <table:table-cell table:style-name="ce49" table:formula="of:=[.F54]-[.I54]" office:value-type="float" office:value="-11644" calcext:value-type="float">
            <text:p><text:s/>(11,644)</text:p>
          </table:table-cell>
          <table:table-cell table:style-name="ce124" table:formula="of:=[.L54]/[.$L$63]" office:value-type="percentage" office:value="0.0264594870349877" calcext:value-type="percentage">
            <text:p>2.6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55]-[.D55]+[.E55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47</text:p>
          </table:table-cell>
          <table:table-cell table:style-name="ce92" office:value-type="string" calcext:value-type="string">
            <text:p>Intereses a Documentos</text:p>
          </table:table-cell>
          <table:table-cell table:style-name="ce232" office:value-type="float" office:value="79" calcext:value-type="float">
            <text:p>79 </text:p>
          </table:table-cell>
          <table:table-cell table:style-name="ce99"/>
          <table:table-cell table:style-name="ce107"/>
          <table:table-cell table:style-name="ce49" table:formula="of:=[.F55]-[.I55]" office:value-type="float" office:value="-79" calcext:value-type="float">
            <text:p><text:s/>(79)</text:p>
          </table:table-cell>
          <table:table-cell table:style-name="ce124" table:formula="of:=[.L55]/[.$L$63]" office:value-type="percentage" office:value="0.000179517302968398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56]-[.D56]+[.E56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50</text:p>
          </table:table-cell>
          <table:table-cell table:style-name="ce92" office:value-type="string" calcext:value-type="string">
            <text:p>Canasta – Festejos Navideños</text:p>
          </table:table-cell>
          <table:table-cell table:style-name="ce232" office:value-type="float" office:value="1371" calcext:value-type="float">
            <text:p>1,371 </text:p>
          </table:table-cell>
          <table:table-cell table:style-name="ce99"/>
          <table:table-cell table:style-name="ce107"/>
          <table:table-cell table:style-name="ce49" table:formula="of:=[.F56]-[.I56]" office:value-type="float" office:value="-1371" calcext:value-type="float">
            <text:p><text:s/>(1,371)</text:p>
          </table:table-cell>
          <table:table-cell table:style-name="ce124" table:formula="of:=[.L56]/[.$L$63]" office:value-type="percentage" office:value="0.00311542053632499" calcext:value-type="percentage">
            <text:p>0.3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57]-[.D57]+[.E57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51</text:p>
          </table:table-cell>
          <table:table-cell table:style-name="ce92" office:value-type="string" calcext:value-type="string">
            <text:p>Capacitacion del Personal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57]-[.I57]" office:value-type="float" office:value="0" calcext:value-type="float">
            <text:p><text:s/>- </text:p>
          </table:table-cell>
          <table:table-cell table:style-name="ce124" table:formula="of:=[.L57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58]-[.D58]+[.E58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52</text:p>
          </table:table-cell>
          <table:table-cell table:style-name="ce88" office:value-type="string" office:string-value="Multas Organismos de Control" calcext:value-type="string">
            <text:p><text:s/>Multas Organismos de Control </text:p>
          </table:table-cell>
          <table:table-cell table:style-name="ce231" office:value-type="float" office:value="60" calcext:value-type="float">
            <text:p><text:s/>60 </text:p>
          </table:table-cell>
          <table:table-cell table:style-name="ce99"/>
          <table:table-cell table:style-name="ce107"/>
          <table:table-cell table:style-name="ce49" table:formula="of:=[.F58]-[.I58]" office:value-type="float" office:value="-60" calcext:value-type="float">
            <text:p><text:s/>(60)</text:p>
          </table:table-cell>
          <table:table-cell table:style-name="ce124" table:formula="of:=[.L58]/[.$L$63]" office:value-type="percentage" office:value="0.000136342255419037" calcext:value-type="percentage">
            <text:p>0.01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59]-[.D59]+[.E59]" office:value-type="float" office:value="0" calcext:value-type="float">
            <text:p><text:s/>- </text:p>
          </table:table-cell>
          <table:table-cell table:style-name="ce226" table:number-columns-repeated="2"/>
          <table:table-cell table:style-name="ce50"/>
          <table:table-cell table:style-name="ce100"/>
          <table:table-cell table:style-name="ce107"/>
          <table:table-cell table:style-name="ce49" table:formula="of:=[.F59]-[.I59]" office:value-type="float" office:value="0" calcext:value-type="float">
            <text:p><text:s/>- </text:p>
          </table:table-cell>
          <table:table-cell table:style-name="ce124" table:formula="of:=[.L59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6"/>
          <table:table-cell table:style-name="ce50" table:number-columns-repeated="2"/>
          <table:table-cell table:style-name="ce100"/>
          <table:table-cell table:style-name="ce107"/>
          <table:table-cell table:style-name="ce49" table:formula="of:=[.F60]-[.I60]" office:value-type="float" office:value="0" calcext:value-type="float">
            <text:p><text:s/>- </text:p>
          </table:table-cell>
          <table:table-cell table:style-name="ce124" table:formula="of:=[.L60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60])" office:value-type="float" office:value="0" calcext:value-type="float">
            <text:p><text:s/>- </text:p>
          </table:table-cell>
          <table:table-cell table:style-name="ce18" table:formula="of:=SUM([.D14:.D60])" office:value-type="float" office:value="0" calcext:value-type="float">
            <text:p><text:s/>- </text:p>
          </table:table-cell>
          <table:table-cell table:style-name="ce18" table:formula="of:=SUM([.E14:.E60])" office:value-type="float" office:value="0" calcext:value-type="float">
            <text:p><text:s/>- </text:p>
          </table:table-cell>
          <table:table-cell table:style-name="ce18" table:formula="of:=SUM([.F14:.F60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60])" office:value-type="float" office:value="440069" calcext:value-type="float">
            <text:p><text:s/>440,069 </text:p>
          </table:table-cell>
          <table:table-cell table:style-name="ce18" table:number-columns-repeated="2"/>
          <table:table-cell table:style-name="ce18" table:formula="of:=SUM([.L14:.L60])" office:value-type="float" office:value="-440069" calcext:value-type="float">
            <text:p><text:s/>(440,069)</text:p>
          </table:table-cell>
          <table:table-cell table:style-name="ce127" table:formula="of:=SUM([.M14:.M60])" office:value-type="percentage" office:value="1" calcext:value-type="percentage">
            <text:p>100.00 %</text:p>
          </table:table-cell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Nomina y beneficios sociales</text:p>
          </table:table-cell>
          <table:table-cell table:style-name="ce60"/>
          <table:table-cell table:style-name="ce75" table:formula="of:=SUM([.I16:.I26])" office:value-type="float" office:value="196657" calcext:value-type="float">
            <text:p><text:s/>196,65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Fletes y acarreos</text:p>
          </table:table-cell>
          <table:table-cell table:style-name="ce60"/>
          <table:table-cell table:style-name="ce75" table:formula="of:=[.I41]" office:value-type="float" office:value="62400" calcext:value-type="float">
            <text:p><text:s/>62,4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Gastos de viaje</text:p>
          </table:table-cell>
          <table:table-cell table:style-name="ce60"/>
          <table:table-cell table:style-name="ce75" table:formula="of:=[.I42]" office:value-type="float" office:value="34797" calcext:value-type="float">
            <text:p><text:s/>34,79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Gastos Legales</text:p>
          </table:table-cell>
          <table:table-cell table:style-name="ce60"/>
          <table:table-cell table:style-name="ce75" table:formula="of:=[.I43]" office:value-type="float" office:value="33000" calcext:value-type="float">
            <text:p><text:s/>33,0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lquiler de Vehiculos</text:p>
          </table:table-cell>
          <table:table-cell table:style-name="ce60"/>
          <table:table-cell table:style-name="ce75" table:formula="of:=[.I32]" office:value-type="float" office:value="25969" calcext:value-type="float">
            <text:p><text:s/>25,969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rvicios Profesionales</text:p>
          </table:table-cell>
          <table:table-cell table:style-name="ce60"/>
          <table:table-cell table:style-name="ce75" table:formula="of:=[.I51]" office:value-type="float" office:value="21096" calcext:value-type="float">
            <text:p><text:s/>21,09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limentacion y refrigerios</text:p>
          </table:table-cell>
          <table:table-cell table:style-name="ce60"/>
          <table:table-cell table:style-name="ce75" table:formula="of:=[.I29]" office:value-type="float" office:value="15580" calcext:value-type="float">
            <text:p><text:s/>15,58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rvicios de seguridad, vigilancia</text:p>
          </table:table-cell>
          <table:table-cell table:style-name="ce60"/>
          <table:table-cell table:style-name="ce75" table:formula="of:=[.I44]" office:value-type="float" office:value="15016" calcext:value-type="float">
            <text:p><text:s/>15,01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Tasas y Contribuciones</text:p>
          </table:table-cell>
          <table:table-cell table:style-name="ce60"/>
          <table:table-cell table:style-name="ce75" table:formula="of:=[.I54]" office:value-type="float" office:value="11644" calcext:value-type="float">
            <text:p><text:s/>11,644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guros</text:p>
          </table:table-cell>
          <table:table-cell table:style-name="ce60"/>
          <table:table-cell table:style-name="ce75" table:formula="of:=[.I50]" office:value-type="float" office:value="105" calcext:value-type="float">
            <text:p><text:s/>105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</text:p>
          </table:table-cell>
          <table:table-cell table:style-name="ce60"/>
          <table:table-cell table:style-name="ce75" table:formula="of:=[.I28]+[.I31]+[.I33]+[.I34]+[.I35]+[.I36]+[.I37]+[.I38]+[.I39]+[.I40]+[.I45]+[.I46]+[.I47]+[.I48]+[.I49]+[.I52]+[.I53]+[.I55]+[.I56]+[.I57]+[.I58]" office:value-type="float" office:value="23805" calcext:value-type="float">
            <text:p><text:s/>23,805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68:.C81])" office:value-type="float" office:value="0" calcext:value-type="float">
            <text:p><text:s/>- </text:p>
          </table:table-cell>
          <table:table-cell table:style-name="ce77" table:formula="of:=+SUM([.D68:.D81])" office:value-type="float" office:value="440069" calcext:value-type="float">
            <text:p><text:s/>440,069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50:'Cedula Resumen'.A53">
            <calcext:condition calcext:apply-style-name="ConditionalStyle_1" calcext:value="duplicate" calcext:base-cell-address="'Cedula Resumen'.A50"/>
          </calcext:conditional-format>
          <calcext:conditional-format calcext:target-range-address="'Cedula Resumen'.A50:'Cedula Resumen'.A53 'Cedula Resumen'.A58:'Cedula Resumen'.A59">
            <calcext:condition calcext:apply-style-name="ConditionalStyle_2" calcext:value="duplicate" calcext:base-cell-address="'Cedula Resumen'.A50"/>
          </calcext:conditional-format>
          <calcext:conditional-format calcext:target-range-address="'Cedula Resumen'.A60:'Cedula Resumen'.A60">
            <calcext:condition calcext:apply-style-name="ConditionalStyle_3" calcext:value="duplicate" calcext:base-cell-address="'Cedula Resumen'.A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4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5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7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8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50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es" number:country="EC">
      <loext:text> $ </loext:text>
      <loext:fill-character> </loext:fill-character>
      <number:text>- </number:text>
    </number:number-style>
    <number:text-style style:name="N10150" number:language="es" number:country="EC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2:04:23.2941529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2:09:13.855154179</dc:date>
    <meta:editing-duration>PT16M35S</meta:editing-duration>
    <meta:editing-cycles>4</meta:editing-cycles>
    <meta:document-statistic meta:table-count="1" meta:cell-count="344" meta:object-count="0"/>
  </office:meta>
</office:document-meta>
</file>